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solid" draw:fill-color="#99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ff660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ffff99" draw:textarea-horizontal-align="justify" draw:textarea-vertical-align="middle" draw:auto-grow-height="false"/>
    </style:style>
    <style:style style:name="gr6" style:family="graphic" style:parent-style-name="objectwithoutfill">
      <style:graphic-properties draw:stroke="solid" draw:stroke-dash="Ultrafine_20_Dashed"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5.8cm" svg:height="2.4cm" svg:x="7.6cm" svg:y="2.5cm">
          <text:p text:style-name="P1">Dépôt Centra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6.8cm" svg:y1="9.4cm" svg:x2="11.695cm" svg:y2="5.053cm" draw:start-shape="id1" draw:start-glue-point="4" svg:d="m16800 9400-5105-4347" svg:viewBox="0 0 5106 4348">
          <text:p/>
        </draw:connector>
        <draw:custom-shape draw:style-name="gr3" draw:text-style-name="P1" xml:id="id1" draw:id="id1" draw:layer="layout" svg:width="4.8cm" svg:height="2.3cm" svg:x="14.4cm" svg:y="9.4cm">
          <text:p text:style-name="P1">Développeu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4.9cm" svg:y1="9.4cm" svg:x2="9.155cm" svg:y2="5.027cm" draw:start-shape="id2" draw:start-glue-point="4" svg:d="m4900 9400 4255-4373" svg:viewBox="0 0 4256 4374">
          <text:p/>
        </draw:connector>
        <draw:custom-shape draw:style-name="gr3" draw:text-style-name="P1" xml:id="id2" draw:id="id2" draw:layer="layout" svg:width="4.8cm" svg:height="2.3cm" svg:x="2.5cm" svg:y="9.4cm">
          <text:p text:style-name="P1">Développeu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4" draw:id="id4" draw:layer="layout" svg:width="4.8cm" svg:height="2.3cm" svg:x="8.2cm" svg:y="9.4cm">
          <text:p text:style-name="P1">Développeu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0.5cm" svg:y1="4.9cm" svg:x2="10.6cm" svg:y2="9.4cm" draw:start-shape="id3" draw:start-glue-point="6" draw:end-shape="id4" draw:end-glue-point="4" svg:d="m10500 4900 100 4500" svg:viewBox="0 0 101 4501">
          <text:p/>
        </draw:connector>
      </draw:page>
      <draw:page draw:name="page2" draw:style-name="dp1" draw:master-page-name="Default">
        <draw:custom-shape draw:style-name="gr1" draw:text-style-name="P1" xml:id="id12" draw:id="id12" draw:layer="layout" svg:width="5.8cm" svg:height="2.4cm" svg:x="3.9cm" svg:y="3.2cm">
          <text:p text:style-name="P1">Dépôt canoniqu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" draw:id="id5" draw:layer="layout" svg:width="4.8cm" svg:height="2.3cm" svg:x="3.4cm" svg:y="12.9cm">
          <text:p text:style-name="P1">Développeu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" draw:id="id7" draw:layer="layout" svg:width="4.8cm" svg:height="2.3cm" svg:x="8.6cm" svg:y="12.9cm">
          <text:p text:style-name="P1">Développeu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9" draw:id="id9" draw:layer="layout" svg:width="4.8cm" svg:height="2.3cm" svg:x="13.9cm" svg:y="12.9cm">
          <text:p text:style-name="P1">Développeu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11" draw:id="id11" draw:layer="layout" svg:width="4.8cm" svg:height="2.3cm" svg:x="12.9cm" svg:y="3.3cm">
          <text:p text:style-name="P1">Intégrateu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6" draw:id="id6" draw:layer="layout" svg:width="3.2cm" svg:height="1.7cm" svg:x="4.2cm" svg:y="9.2cm">
          <text:p text:style-name="P1">Dépô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8" draw:id="id8" draw:layer="layout" svg:width="3.2cm" svg:height="1.7cm" svg:x="9.4cm" svg:y="9.2cm">
          <text:p text:style-name="P1">Dépô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10" draw:id="id10" draw:layer="layout" svg:width="3.2cm" svg:height="1.7cm" svg:x="14.7cm" svg:y="9.2cm">
          <text:p text:style-name="P1">Dépô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5.8cm" svg:y1="12.9cm" svg:x2="5.8cm" svg:y2="10.9cm" draw:start-shape="id5" draw:start-glue-point="4" draw:end-shape="id6" draw:end-glue-point="6" svg:d="m5800 12900v-2000" svg:viewBox="0 0 1 2001">
          <text:p/>
        </draw:connector>
        <draw:connector draw:style-name="gr6" draw:text-style-name="P1" draw:layer="layout" draw:type="line" svg:x1="11cm" svg:y1="12.9cm" svg:x2="11cm" svg:y2="10.9cm" draw:start-shape="id7" draw:start-glue-point="4" draw:end-shape="id8" draw:end-glue-point="6" svg:d="m11000 12900v-2000" svg:viewBox="0 0 1 2001">
          <text:p/>
        </draw:connector>
        <draw:connector draw:style-name="gr6" draw:text-style-name="P1" draw:layer="layout" draw:type="line" svg:x1="16.3cm" svg:y1="12.9cm" svg:x2="16.3cm" svg:y2="10.9cm" draw:start-shape="id9" draw:start-glue-point="4" draw:end-shape="id10" draw:end-glue-point="6" svg:d="m16300 12900v-2000" svg:viewBox="0 0 1 2001">
          <text:p/>
        </draw:connector>
        <draw:connector draw:style-name="gr6" draw:text-style-name="P1" draw:layer="layout" draw:type="line" svg:x1="12.9cm" svg:y1="4.45cm" svg:x2="9.7cm" svg:y2="4.4cm" draw:start-shape="id11" draw:start-glue-point="5" draw:end-shape="id12" svg:d="m12900 4450-3200-50" svg:viewBox="0 0 3201 51">
          <text:p/>
        </draw:connector>
        <draw:connector draw:style-name="gr7" draw:text-style-name="P1" draw:layer="layout" draw:type="line" svg:x1="6.8cm" svg:y1="5.6cm" svg:x2="5.8cm" svg:y2="9.2cm" draw:start-shape="id12" draw:start-glue-point="6" draw:end-shape="id6" svg:d="m6800 5600-1000 3600" svg:viewBox="0 0 1001 3601">
          <text:p/>
        </draw:connector>
        <draw:connector draw:style-name="gr7" draw:text-style-name="P1" draw:layer="layout" draw:type="line" svg:x1="6.8cm" svg:y1="5.6cm" svg:x2="16.3cm" svg:y2="9.2cm" draw:start-shape="id12" draw:start-glue-point="6" draw:end-shape="id10" draw:end-glue-point="4" svg:d="m6800 5600 9500 3600" svg:viewBox="0 0 9501 3601">
          <text:p/>
        </draw:connector>
        <draw:connector draw:style-name="gr7" draw:text-style-name="P1" draw:layer="layout" draw:type="line" svg:x1="7.4cm" svg:y1="10.05cm" svg:x2="9.4cm" svg:y2="10.05cm" draw:start-shape="id6" draw:start-glue-point="7" draw:end-shape="id8" draw:end-glue-point="5" svg:d="m7400 10050h2000" svg:viewBox="0 0 2001 1">
          <text:p/>
        </draw:connector>
        <draw:connector draw:style-name="gr8" draw:text-style-name="P1" draw:layer="layout" draw:type="line" svg:x1="11cm" svg:y1="9.2cm" svg:x2="15.3cm" svg:y2="5.6cm" draw:start-shape="id8" draw:start-glue-point="4" draw:end-shape="id11" draw:end-glue-point="6" svg:d="m11000 9200 4300-3600" svg:viewBox="0 0 4301 3601">
          <text:p/>
        </draw:connector>
        <draw:connector draw:style-name="gr8" draw:text-style-name="P1" draw:layer="layout" draw:type="line" svg:x1="16.3cm" svg:y1="9.2cm" svg:x2="15.3cm" svg:y2="5.6cm" draw:start-shape="id10" draw:start-glue-point="4" draw:end-shape="id11" draw:end-glue-point="6" svg:d="m16300 9200-1000-3600" svg:viewBox="0 0 1001 3601">
          <text:p/>
        </draw:connector>
        <draw:connector draw:style-name="gr7" draw:text-style-name="P1" draw:layer="layout" draw:type="line" svg:x1="6.8cm" svg:y1="5.6cm" svg:x2="11cm" svg:y2="9.2cm" draw:start-shape="id12" draw:start-glue-point="6" draw:end-shape="id8" draw:end-glue-point="4" svg:d="m6800 5600 4200 3600" svg:viewBox="0 0 4201 3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5T10:06:16.221000000</meta:creation-date>
    <dc:date>2014-03-25T15:44:16.522000000</dc:date>
    <meta:editing-duration>PT3H48M40S</meta:editing-duration>
    <meta:editing-cycles>5</meta:editing-cycles>
    <meta:generator>LibreOffice/4.1.5.3$Windows_x86 LibreOffice_project/1c1366bba2ba2b554cd2ca4d87c06da81c05d24</meta:generator>
    <meta:document-statistic meta:object-count="25"/>
  </office:meta>
</office:document-meta>
</file>